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right" draw:textarea-vertical-align="top" draw:auto-grow-height="false"/>
    </style:style>
    <style:style style:name="gr3" style:family="graphic" style:parent-style-name="standard">
      <style:graphic-properties svg:stroke-color="#c0c0c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889cm"/>
    </style:style>
    <style:style style:name="gr6" style:family="graphic" style:parent-style-name="standard">
      <style:graphic-properties draw:stroke="none" svg:stroke-color="#000000" draw:fill="none" draw:fill-color="#ffffff" fo:min-height="1.016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5cm" draw:marker-start-width="0.425cm" draw:marker-end-width="0.425cm" draw:fill="none" draw:textarea-vertical-align="middle" fo:padding-top="0.2cm" fo:padding-bottom="0.2cm" fo:padding-left="0.325cm" fo:padding-right="0.32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95cm" fo:min-width="1.91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96pt" style:font-size-asian="196pt" style:font-size-complex="196pt"/>
    </style:style>
    <style:style style:name="P4" style:family="paragraph">
      <style:text-properties fo:font-size="60pt" style:font-size-asian="60pt" style:font-size-complex="60pt"/>
    </style:style>
    <style:style style:name="P5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96pt" style:font-size-asian="196pt" style:font-size-complex="196pt"/>
    </style:style>
    <style:style style:name="T3" style:family="text">
      <style:text-properties fo:font-family="'DejaVu Sans'" style:font-style-name="Book" style:font-family-generic="swiss" fo:font-size="60pt" style:font-family-asian="'DejaVu Sans'" style:font-style-name-asian="Book" style:font-family-generic-asian="swiss" style:font-size-asian="60pt" style:font-family-complex="'DejaVu Sans'" style:font-style-name-complex="Book" style:font-family-generic-complex="swiss" style:font-size-complex="60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5.74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747cm" svg:height="5.559cm" svg:x="10.258cm" svg:y="2.383cm">
          <text:p text:style-name="P1">Pag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02cm" svg:height="1.368cm" svg:x="14.371cm" svg:y="6.037cm">
          <text:p text:style-name="P1">Taxonom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7cm" svg:height="1.27cm" svg:x="3.81cm" svg:y="3.72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" draw:text-style-name="P1" draw:layer="layout" svg:width="3.302cm" svg:height="1.368cm" svg:x="10.571cm" svg:y="2.637cm">
          <text:p text:style-name="P1">Conten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16cm" svg:height="0.762cm" svg:x="6.534cm" svg:y="4.107cm">
          <text:p/>
          <draw:enhanced-geometry svg:viewBox="0 0 21600 21600" draw:text-areas="0 ?f0 ?f5 ?f2" draw:type="right-arrow" draw:modifiers="18616.5745856354 6256.3564875491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layer="layout" svg:width="2.159cm" svg:height="1.139cm" svg:x="3.356cm" svg:y="2.802cm">
          <draw:text-box>
            <text:p>Actor</text:p>
          </draw:text-box>
        </draw:frame>
        <draw:frame draw:style-name="gr6" draw:layer="layout" svg:width="2.413cm" svg:height="1.266cm" svg:x="7.196cm" svg:y="3.037cm">
          <draw:text-box>
            <text:p>Action</text:p>
          </draw:text-box>
        </draw:frame>
        <draw:custom-shape draw:style-name="gr7" draw:text-style-name="P2" draw:layer="layout" svg:width="1.654cm" svg:height="1.651cm" svg:x="11.271cm" svg:y="9.028cm">
          <text:p text:style-name="P2"><text:span text:style-name="T1">Req.</text:span></text:p>
          <text:p text:style-name="P2"><text:span text:style-name="T1">Perm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38cm" svg:height="1.651cm" svg:x="3.667cm" svg:y="9.028cm">
          <text:p text:style-name="P2"><text:span text:style-name="T1">User</text:span><text:span text:style-name="T1"><text:line-break/></text:span><text:span text:style-name="T1">Rights</text:span></text:p>
          <draw:enhanced-geometry svg:viewBox="0 0 21600 21600" draw:type="rectangle" draw:enhanced-path="M 0 0 L 21600 0 21600 21600 0 21600 0 0 Z N"/>
        </draw:custom-shape>
        <draw:path draw:style-name="gr8" draw:text-style-name="P1" draw:layer="layout" svg:width="1.269cm" svg:height="0.634cm" svg:x="5.685cm" svg:y="9.79cm" svg:viewBox="0 0 1270 635" svg:d="m1270 635c0 0 0-635-635-635s-635 635-635 635">
          <text:p/>
        </draw:path>
        <draw:line draw:style-name="gr9" draw:text-style-name="P1" draw:layer="layout" svg:x1="4.445cm" svg:y1="5.504cm" svg:x2="4.443cm" svg:y2="8.704cm">
          <text:p/>
        </draw:line>
        <draw:line draw:style-name="gr9" draw:text-style-name="P1" draw:layer="layout" svg:x1="8.266cm" svg:y1="5.15cm" svg:x2="8.28cm" svg:y2="8.704cm">
          <text:p/>
        </draw:line>
        <draw:line draw:style-name="gr10" draw:text-style-name="P1" draw:layer="layout" svg:x1="15.2cm" svg:y1="7.688cm" svg:x2="15.2cm" svg:y2="13.403cm">
          <text:p/>
        </draw:line>
        <draw:path draw:style-name="gr8" draw:text-style-name="P1" draw:layer="layout" svg:width="1.269cm" svg:height="0.634cm" svg:x="9.585cm" svg:y="9.791cm" svg:viewBox="0 0 1270 635" svg:d="m1270 635c0 0 0-635-635-635s-635 635-635 635">
          <text:p/>
        </draw:path>
        <draw:custom-shape draw:style-name="gr7" draw:text-style-name="P2" draw:layer="layout" svg:width="1.619cm" svg:height="1.651cm" svg:x="7.423cm" svg:y="9.063cm">
          <text:p text:style-name="P2"><text:span text:style-name="T1">A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02cm" svg:height="1.368cm" svg:x="12.471cm" svg:y="4.337cm">
          <text:p text:style-name="P1">Filte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54cm" svg:height="1.651cm" svg:x="12.671cm" svg:y="11.329cm">
          <text:p text:style-name="P2"><text:span text:style-name="T1">Req.</text:span></text:p>
          <text:p text:style-name="P2"><text:span text:style-name="T1">Perms</text:span></text:p>
          <draw:enhanced-geometry svg:viewBox="0 0 21600 21600" draw:type="rectangle" draw:enhanced-path="M 0 0 L 21600 0 21600 21600 0 21600 0 0 Z N"/>
        </draw:custom-shape>
        <draw:path draw:style-name="gr8" draw:text-style-name="P1" draw:layer="layout" svg:width="1.269cm" svg:height="0.634cm" svg:x="10.185cm" svg:y="12.092cm" svg:viewBox="0 0 1270 635" svg:d="m1270 635c0 0 0-635-635-635s-635 635-635 635">
          <text:p/>
        </draw:path>
        <draw:line draw:style-name="gr10" draw:text-style-name="P1" draw:layer="layout" svg:x1="11.909cm" svg:y1="4.386cm" svg:x2="11.909cm" svg:y2="8.704cm">
          <text:p/>
        </draw:line>
        <draw:line draw:style-name="gr10" draw:text-style-name="P1" draw:layer="layout" svg:x1="13.56cm" svg:y1="6.037cm" svg:x2="13.56cm" svg:y2="10.99cm">
          <text:p/>
        </draw:line>
        <draw:custom-shape draw:style-name="gr7" draw:text-style-name="P2" draw:layer="layout" svg:width="1.654cm" svg:height="1.651cm" svg:x="14.371cm" svg:y="13.73cm">
          <text:p text:style-name="P2"><text:span text:style-name="T1">Req.</text:span></text:p>
          <text:p text:style-name="P2"><text:span text:style-name="T1">Perms</text:span></text:p>
          <draw:enhanced-geometry svg:viewBox="0 0 21600 21600" draw:type="rectangle" draw:enhanced-path="M 0 0 L 21600 0 21600 21600 0 21600 0 0 Z N"/>
        </draw:custom-shape>
        <draw:path draw:style-name="gr8" draw:text-style-name="P1" draw:layer="layout" svg:width="1.269cm" svg:height="0.634cm" svg:x="11.185cm" svg:y="14.493cm" svg:viewBox="0 0 1270 635" svg:d="m1270 635c0 0 0-635-635-635s-635 635-635 635">
          <text:p/>
        </draw:path>
        <draw:custom-shape draw:style-name="gr7" draw:text-style-name="P2" draw:layer="layout" svg:width="1.538cm" svg:height="1.651cm" svg:x="3.668cm" svg:y="11.528cm">
          <text:p text:style-name="P2"><text:span text:style-name="T1">User</text:span><text:span text:style-name="T1"><text:line-break/></text:span><text:span text:style-name="T1">Rights</text:span></text:p>
          <draw:enhanced-geometry svg:viewBox="0 0 21600 21600" draw:type="rectangle" draw:enhanced-path="M 0 0 L 21600 0 21600 21600 0 21600 0 0 Z N"/>
        </draw:custom-shape>
        <draw:path draw:style-name="gr8" draw:text-style-name="P1" draw:layer="layout" svg:width="1.269cm" svg:height="0.634cm" svg:x="5.686cm" svg:y="12.29cm" svg:viewBox="0 0 1270 635" svg:d="m1270 635c0 0 0-635-635-635s-635 635-635 635">
          <text:p/>
        </draw:path>
        <draw:custom-shape draw:style-name="gr7" draw:text-style-name="P2" draw:layer="layout" svg:width="1.619cm" svg:height="1.651cm" svg:x="7.424cm" svg:y="11.563cm">
          <text:p text:style-name="P2"><text:span text:style-name="T1">A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38cm" svg:height="1.651cm" svg:x="3.668cm" svg:y="13.828cm">
          <text:p text:style-name="P2"><text:span text:style-name="T1">User</text:span><text:span text:style-name="T1"><text:line-break/></text:span><text:span text:style-name="T1">Rights</text:span></text:p>
          <draw:enhanced-geometry svg:viewBox="0 0 21600 21600" draw:type="rectangle" draw:enhanced-path="M 0 0 L 21600 0 21600 21600 0 21600 0 0 Z N"/>
        </draw:custom-shape>
        <draw:path draw:style-name="gr8" draw:text-style-name="P1" draw:layer="layout" svg:width="1.269cm" svg:height="0.634cm" svg:x="5.686cm" svg:y="14.59cm" svg:viewBox="0 0 1270 635" svg:d="m1270 635c0 0 0-635-635-635s-635 635-635 635">
          <text:p/>
        </draw:path>
        <draw:custom-shape draw:style-name="gr7" draw:text-style-name="P2" draw:layer="layout" svg:width="1.619cm" svg:height="1.651cm" svg:x="7.424cm" svg:y="13.863cm">
          <text:p text:style-name="P2"><text:span text:style-name="T1">Action</text:span>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413cm" svg:height="7.973cm" svg:x="0.911cm" svg:y="7.624cm">
          <draw:text-box>
            <text:p text:style-name="P3"><text:span text:style-name="T2">{</text:span></text:p>
          </draw:text-box>
        </draw:frame>
        <draw:frame draw:style-name="gr12" draw:text-style-name="P4" draw:layer="layout" svg:width="4.122cm" svg:height="2.715cm" svg:x="16.291cm" svg:y="8.431cm">
          <draw:text-box>
            <text:p text:style-name="P4"><text:span text:style-name="T3">≠∅</text:span></text:p>
          </draw:text-box>
        </draw:frame>
        <draw:frame draw:style-name="gr12" draw:text-style-name="P4" draw:layer="layout" svg:width="4.122cm" svg:height="2.715cm" svg:x="16.291cm" svg:y="10.832cm">
          <draw:text-box>
            <text:p text:style-name="P4"><text:span text:style-name="T3">≠∅</text:span></text:p>
          </draw:text-box>
        </draw:frame>
        <draw:frame draw:style-name="gr12" draw:text-style-name="P4" draw:layer="layout" svg:width="4.122cm" svg:height="2.715cm" svg:x="16.291cm" svg:y="13.132cm">
          <draw:text-box>
            <text:p text:style-name="P4"><text:span text:style-name="T3">≠∅</text:span></text:p>
          </draw:text-box>
        </draw:frame>
        <draw:custom-shape draw:style-name="gr13" draw:text-style-name="P5" draw:layer="layout" svg:width="6.763cm" svg:height="0.889cm" svg:x="13.827cm" svg:y="1cm">
          <text:p text:style-name="P1"><text:span text:style-name="T4">Permissions Computation</text:span></text:p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19.59cm" svg:height="0.725cm" svg:x="1cm" svg:y="15.986cm">
          <draw:text-box>
            <text:p text:style-name="P2"><text:span text:style-name="T1">If all three equations are true, then the user is allowed to perform that action against that pag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is Wilke</meta:initial-creator>
    <meta:creation-date>2013-12-09T21:28:40</meta:creation-date>
    <dc:date>2013-12-09T22:24:39</dc:date>
    <dc:creator>Alexis Wilke</dc:creator>
    <meta:editing-duration>PT24M6S</meta:editing-duration>
    <meta:editing-cycles>3</meta:editing-cycles>
    <meta:generator>LibreOffice/4.0.2.2$Linux_X86_64 LibreOffice_project/400m0$Build-2</meta:generator>
    <meta:document-statistic meta:object-count="35"/>
  </office:meta>
</office:document-meta>
</file>